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/>
    <style:font-face style:name="Ubuntu1" svg:font-family="Ubuntu" style:font-pitch="variable"/>
    <style:font-face style:name="Ubuntu Condensed" svg:font-family="'Ubuntu Condensed'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Ubuntu" fo:font-size="7.5pt" style:font-name-asian="Ubuntu" style:font-size-asian="7.5pt" style:font-name-complex="Ubuntu" style:font-size-complex="7.5pt"/>
    </style:style>
    <style:style style:name="P2" style:family="paragraph" style:parent-style-name="Standard">
      <style:text-properties style:font-name="Ubuntu1" style:font-name-asian="Ubuntu1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5fbf" style:font-name="Ubuntu" fo:font-size="7.5pt" style:font-name-asian="Ubuntu" style:font-size-asian="7.5pt" style:font-name-complex="Ubuntu" style:font-size-complex="7.5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5fbf" style:font-name="Ubuntu1" fo:font-size="7.5pt" style:font-name-asian="Ubuntu1" style:font-size-asian="7.5pt" style:font-name-complex="Ubuntu" style:font-size-complex="7.5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Ubuntu" fo:font-size="7.5pt" style:font-name-asian="Ubuntu" style:font-size-asian="7.5pt" style:font-name-complex="Ubuntu" style:font-size-complex="7.5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Ubuntu" fo:font-size="7.5pt" fo:background-color="#ffff00" style:font-name-asian="Ubuntu" style:font-size-asian="7.5pt" style:font-name-complex="Ubuntu" style:font-size-complex="7.5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Ubuntu" fo:font-size="7.5pt" style:font-name-asian="Ubuntu" style:font-size-asian="7.5pt" style:font-name-complex="Ubuntu" style:font-size-complex="7.5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Ubuntu" fo:font-size="7.5pt" fo:background-color="#00ff00" style:font-name-asian="Ubuntu" style:font-size-asian="7.5pt" style:font-name-complex="Ubuntu" style:font-size-complex="7.5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Ubuntu" fo:font-size="12pt" style:font-name-asian="Ubuntu" style:font-size-asian="10.5pt" style:font-name-complex="Ubuntu" style:font-size-complex="12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Ubuntu1" fo:font-size="7.5pt" style:font-name-asian="Ubuntu1" style:font-size-asian="7.5pt" style:font-name-complex="Ubuntu" style:font-size-complex="7.5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Ubuntu1" fo:font-size="12pt" style:font-name-asian="Ubuntu1" style:font-size-asian="10.5pt" style:font-name-complex="Ubuntu" style:font-size-complex="12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7f5f" style:font-name="Ubuntu" fo:font-size="7.5pt" style:font-name-asian="Ubuntu" style:font-size-asian="7.5pt" style:font-name-complex="Ubuntu" style:font-size-complex="7.5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7f5f" style:font-name="Ubuntu1" fo:font-size="7.5pt" style:font-name-asian="Ubuntu1" style:font-size-asian="7.5pt" style:font-name-complex="Ubuntu" style:font-size-complex="7.5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Ubuntu" fo:font-size="7.5pt" style:font-name-asian="Ubuntu" style:font-size-asian="7.5pt" style:font-name-complex="Ubuntu" style:font-size-complex="7.5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Ubuntu1" fo:font-size="7.5pt" style:font-name-asian="Ubuntu1" style:font-size-asian="7.5pt" style:font-name-complex="Ubuntu" style:font-size-complex="7.5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Ubuntu1" fo:font-size="7.5pt" style:font-name-asian="Ubuntu1" style:font-size-asian="7.5pt" style:font-name-complex="Ubuntu" style:font-size-complex="7.5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Ubuntu1" fo:font-size="12pt" style:font-name-asian="Ubuntu1" style:font-size-asian="12pt" style:font-name-complex="Ubuntu" style:font-size-complex="12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Ubuntu1" style:font-name-asian="Ubuntu1"/>
    </style:style>
    <style:style style:name="P19" style:family="paragraph" style:parent-style-name="Text_20_body">
      <style:text-properties style:font-name="Ubuntu Condensed" fo:font-size="9pt" fo:font-weight="bold" style:font-name-asian="Ubuntu1" style:font-size-asian="9pt" style:font-weight-asian="bold" style:font-size-complex="9pt" style:font-weight-complex="bold"/>
    </style:style>
    <style:style style:name="P20" style:family="paragraph" style:parent-style-name="Heading_20_2">
      <style:text-properties style:font-name="Ubuntu1" style:font-name-asian="Ubuntu1"/>
    </style:style>
    <style:style style:name="P21" style:family="paragraph" style:parent-style-name="Heading_20_1">
      <style:text-properties style:font-name="Ubuntu1" style:font-name-asian="Ubuntu1"/>
    </style:style>
    <style:style style:name="P22" style:family="paragraph" style:parent-style-name="Heading_20_4">
      <style:text-properties style:font-name="Ubuntu1" style:font-name-asian="Ubuntu1"/>
    </style:style>
    <style:style style:name="P23" style:family="paragraph" style:parent-style-name="Heading_20_4">
      <style:text-properties fo:color="#000000" style:font-name="Ubuntu1" style:font-name-asian="Ubuntu1" style:font-name-complex="Ubuntu"/>
    </style:style>
    <style:style style:name="P24" style:family="paragraph" style:parent-style-name="Heading_20_4">
      <style:text-properties fo:color="#000000" style:font-name-complex="Ubuntu"/>
    </style:style>
    <style:style style:name="P25" style:family="paragraph" style:parent-style-name="Heading_20_3">
      <style:text-properties style:font-name="Ubuntu1" style:font-name-asian="Ubuntu1"/>
    </style:style>
    <style:style style:name="P26" style:family="paragraph" style:parent-style-name="Heading_20_5">
      <style:text-properties fo:color="#000000" style:font-name-complex="Ubuntu"/>
    </style:style>
    <style:style style:name="T1" style:family="text">
      <style:text-properties fo:color="#3f5fbf"/>
    </style:style>
    <style:style style:name="T2" style:family="text">
      <style:text-properties fo:color="#7f7f9f"/>
    </style:style>
    <style:style style:name="T3" style:family="text">
      <style:text-properties fo:color="#7f9fbf" fo:font-weight="bold" style:font-weight-asian="bold" style:font-weight-complex="bold"/>
    </style:style>
    <style:style style:name="T4" style:family="text">
      <style:text-properties fo:color="#7f0055" fo:font-weight="bold" style:font-weight-asian="bold" style:font-weight-complex="bold"/>
    </style:style>
    <style:style style:name="T5" style:family="text">
      <style:text-properties fo:color="#000000"/>
    </style:style>
    <style:style style:name="T6" style:family="text">
      <style:text-properties fo:color="#000000" style:text-underline-style="solid" style:text-underline-width="auto" style:text-underline-color="font-color"/>
    </style:style>
    <style:style style:name="T7" style:family="text">
      <style:text-properties fo:color="#000000" fo:background-color="#ffff00"/>
    </style:style>
    <style:style style:name="T8" style:family="text">
      <style:text-properties fo:color="#000000" fo:font-size="7.5pt" style:font-size-asian="7.5pt" style:font-name-complex="Ubuntu" style:font-size-complex="7.5pt"/>
    </style:style>
    <style:style style:name="T9" style:family="text">
      <style:text-properties fo:color="#000000" fo:font-style="italic" style:font-style-asian="italic" style:font-style-complex="italic"/>
    </style:style>
    <style:style style:name="T10" style:family="text">
      <style:text-properties fo:color="#0000c0"/>
    </style:style>
    <style:style style:name="T11" style:family="text">
      <style:text-properties fo:color="#0000c0" fo:font-style="italic" style:font-style-asian="italic" style:font-style-complex="italic"/>
    </style:style>
    <style:style style:name="T12" style:family="text">
      <style:text-properties fo:color="#646464"/>
    </style:style>
    <style:style style:name="T13" style:family="text">
      <style:text-properties fo:color="#646464" fo:font-size="7.5pt" style:font-size-asian="7.5pt" style:font-size-complex="7.5pt"/>
    </style:style>
    <style:style style:name="T14" style:family="text">
      <style:text-properties fo:color="#646464" fo:font-size="7.5pt" style:font-size-asian="7.5pt" style:font-name-complex="Ubuntu" style:font-size-complex="7.5pt"/>
    </style:style>
    <style:style style:name="T15" style:family="text">
      <style:text-properties fo:color="#2a00ff"/>
    </style:style>
    <style:style style:name="T16" style:family="text">
      <style:text-properties fo:color="#2a00ff" fo:background-color="#ffff00"/>
    </style:style>
    <style:style style:name="T17" style:family="text">
      <style:text-properties fo:color="#3f7f5f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color="#000080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1">方法调用增强工具包(Enhanced Method Invocation Tools)</text:h>
      <text:p text:style-name="P19">Codename:MOLLY-EnhancedMIT</text:p>
      <text:h text:style-name="P20" text:outline-level="2">简介</text:h>
      <text:p text:style-name="P2"><text:tab/>每个方法都是一段有意义的逻辑，而逻辑在某些方面是可以自我学习和完善，我们称之为增强。EnhancedMIT，该工具的目的就是能够简化方法进行增强的方式，提供一组方便的标记和扩展使用的组件，能够将AOP方便的加以使用。 <text:s/></text:p>
      <text:h text:style-name="P20" text:outline-level="2">使用指南</text:h>
      <text:h text:style-name="P25" text:outline-level="3">增强能力类型</text:h>
      <text:p text:style-name="P2"><text:tab/>在一个方法调用上增强它的能力，这个能力是有共性的，比如：一种能力，SYSTEM_PRINT，在方法进入和离开时打印方法。如果选择扩展一种能力，那么必须在CapabilityTypeEnum中声明新的成员变量。</text:p>
      <text:p text:style-name="P4">/**</text:p>
      <text:p text:style-name="P16"><text:span text:style-name="T1"><text:s/>* </text:span><text:span text:style-name="T2">&lt;pre&gt;</text:span></text:p>
      <text:p text:style-name="P4"><text:s/>* 增强能力的名称</text:p>
      <text:p text:style-name="P4"><text:s/>* </text:p>
      <text:p text:style-name="P16"><text:span text:style-name="T1"><text:s/>* </text:span><text:span text:style-name="T2">&lt;/pre&gt;</text:span></text:p>
      <text:p text:style-name="P4"><text:s/>* </text:p>
      <text:p text:style-name="P16"><text:span text:style-name="T1"><text:s/>* </text:span><text:span text:style-name="T3">@author</text:span><text:span text:style-name="T1"> weipeng</text:span></text:p>
      <text:p text:style-name="P4"><text:s/>* </text:p>
      <text:p text:style-name="P4"><text:s/>*/</text:p>
      <text:p text:style-name="P16"><text:span text:style-name="T4">public</text:span><text:span text:style-name="T5"> </text:span><text:span text:style-name="T4">enum</text:span><text:span text:style-name="T5"> CapabilityTypeEnum {</text:span></text:p>
      <text:p text:style-name="P16"/>
      <text:p text:style-name="P16"><text:span text:style-name="T5"><text:tab/></text:span><text:span text:style-name="T11">SYSTEM_PRINT</text:span><text:span text:style-name="T5">;</text:span></text:p>
      <text:p text:style-name="P16"/>
      <text:p text:style-name="P10">}</text:p>
      <text:p text:style-name="P2"/>
      <text:h text:style-name="P25" text:outline-level="3">处理器编写</text:h>
      <text:p text:style-name="P2"><text:tab/>当一个能力确定后，就需要为之编写对应的处理器，一般来说有三种处理器：</text:p>
      <text:p text:style-name="P2"><text:tab/>(1)方法调用前处理器(BeforeExecutionHandler)；</text:p>
      <text:p text:style-name="P2"><text:tab/>(2)方法调用后处理器(AfterExecutionHandler)；</text:p>
      <text:p text:style-name="P2"><text:tab/>(3)异常抛出后处理器(ExceptionThrownHandler)。</text:p>
      <text:p text:style-name="P2"><text:tab/>正常的情况下，最好需要实现这三个Handler。</text:p>
      <text:p text:style-name="P2">比如：</text:p>
      <text:p text:style-name="P4">/**</text:p>
      <text:p text:style-name="P16"><text:span text:style-name="T1"><text:s/>* </text:span><text:span text:style-name="T3">@author</text:span><text:span text:style-name="T1"> weipeng</text:span></text:p>
      <text:p text:style-name="P4"><text:s/>*</text:p>
      <text:p text:style-name="P4"><text:s/>*/</text:p>
      <text:p text:style-name="P16"><text:span text:style-name="T12">@HandlerConfig</text:span><text:span text:style-name="T5">(</text:span><text:span text:style-name="T6">name</text:span><text:span text:style-name="T5"> = </text:span><text:span text:style-name="T15">"systemPrintBeforeExecutionHandler"</text:span><text:span text:style-name="T5">, belongsTo = CapabilityTypeEnum.</text:span><text:span text:style-name="T11">SYSTEM_PRINT</text:span><text:span text:style-name="T5">, isDefault = </text:span><text:span text:style-name="T4">true</text:span><text:span text:style-name="T5">)</text:span></text:p>
      <text:p text:style-name="P16"><text:span text:style-name="T4">public</text:span><text:span text:style-name="T5"> </text:span><text:span text:style-name="T4">class</text:span><text:span text:style-name="T5"> SystemPrintBeforeExecutionHandler </text:span><text:span text:style-name="T4">implements</text:span></text:p>
      <text:p text:style-name="P10"><text:tab/><text:tab/>BeforeExecutionHandler {</text:p>
      <text:p text:style-name="P16"/>
      <text:p text:style-name="P16"><text:span text:style-name="T5"><text:tab/></text:span><text:span text:style-name="T4">public</text:span><text:span text:style-name="T5"> </text:span><text:span text:style-name="T4">void</text:span><text:span text:style-name="T5"> handle(MethodInvocation methodInvokeInfo) {</text:span></text:p>
      <text:p text:style-name="P16"><text:span text:style-name="T5"><text:tab/><text:tab/>System.</text:span><text:span text:style-name="T11">out</text:span><text:span text:style-name="T5">.println(</text:span><text:span text:style-name="T15">"SystemPrintBeforeExecutionHandler:"</text:span><text:span text:style-name="T5"> + methodInvokeInfo + </text:span><text:span text:style-name="T15">"param is "</text:span><text:span text:style-name="T5"> + methodInvokeInfo.getArguments());</text:span></text:p>
      <text:p text:style-name="P10"><text:tab/>}</text:p>
      <text:p text:style-name="P16"/>
      <text:p text:style-name="P10">}</text:p>
      <text:p text:style-name="P2"><text:tab/>上述Handler，就是一个方法调用前的处理器，它会在方法调用前执行，而执行的内容就如同handle方法中描述的内容，进行打印。</text:p>
      <text:p text:style-name="P2"><text:tab/>而其中@HandlerConfig是对当前处理器的描述，它说明这个Handler的配置情况。</text:p>
      <text:p text:style-name="P2"><text:tab/>比如name属性表示这个处理器的名称，belongsTo表示这个处理器属于何种增强类型，isDefault表示这个处理器是否是默认的，如果是默认的，那么在对方法进行标注时，就不用写出处理器名称。</text:p>
      <text:p text:style-name="P2">下面是方法调用后和异常抛出处理器：</text:p>
      <text:p text:style-name="P4">/**</text:p>
      <text:p text:style-name="P16"><text:span text:style-name="T1"><text:s/>* </text:span><text:span text:style-name="T3">@author</text:span><text:span text:style-name="T1"> weipeng</text:span></text:p>
      <text:p text:style-name="P4"><text:s/>* </text:p>
      <text:p text:style-name="P4"><text:soft-page-break/><text:s/>*/</text:p>
      <text:p text:style-name="P16"><text:span text:style-name="T12">@HandlerConfig</text:span><text:span text:style-name="T5">(name = </text:span><text:span text:style-name="T15">"systemPrintAfterExecutionHandler"</text:span><text:span text:style-name="T5">, belongsTo = CapabilityTypeEnum.</text:span><text:span text:style-name="T11">SYSTEM_PRINT</text:span><text:span text:style-name="T5">, isDefault = </text:span><text:span text:style-name="T4">true</text:span><text:span text:style-name="T5">)</text:span></text:p>
      <text:p text:style-name="P16"><text:span text:style-name="T4">public</text:span><text:span text:style-name="T5"> </text:span><text:span text:style-name="T4">class</text:span><text:span text:style-name="T5"> SystemPrintAfterExecutionHandler </text:span><text:span text:style-name="T4">implements</text:span><text:span text:style-name="T5"> AfterExecutionHandler {</text:span></text:p>
      <text:p text:style-name="P16"/>
      <text:p text:style-name="P16"><text:span text:style-name="T5"><text:tab/></text:span><text:span text:style-name="T4">public</text:span><text:span text:style-name="T5"> </text:span><text:span text:style-name="T4">void</text:span><text:span text:style-name="T5"> handle(MethodInvocation methodInvocation, Object result) {</text:span></text:p>
      <text:p text:style-name="P16"><text:span text:style-name="T5"><text:tab/><text:tab/>System.</text:span><text:span text:style-name="T11">out</text:span><text:span text:style-name="T5">.println(</text:span><text:span text:style-name="T15">"</text:span><text:span text:style-name="T6">SystemPrintAfterExecutionHandler</text:span><text:span text:style-name="T15">:"</text:span></text:p>
      <text:p text:style-name="P16"><text:span text:style-name="T5"><text:tab/><text:tab/><text:tab/><text:tab/>+ methodInvocation + </text:span><text:span text:style-name="T15">" result is "</text:span><text:span text:style-name="T5"> + result);</text:span></text:p>
      <text:p text:style-name="P10"><text:tab/>}</text:p>
      <text:p text:style-name="P16"/>
      <text:p text:style-name="P10">}</text:p>
      <text:p text:style-name="P2"/>
      <text:p text:style-name="P4">/**</text:p>
      <text:p text:style-name="P16"><text:span text:style-name="T1"><text:s/>* </text:span><text:span text:style-name="T3">@author</text:span><text:span text:style-name="T1"> weipeng</text:span></text:p>
      <text:p text:style-name="P4"><text:s/>* </text:p>
      <text:p text:style-name="P4"><text:s/>*/</text:p>
      <text:p text:style-name="P16"><text:span text:style-name="T12">@HandlerConfig</text:span><text:span text:style-name="T5">(name = </text:span><text:span text:style-name="T15">"systemPrintExceptionThrownHandler"</text:span><text:span text:style-name="T5">, belongsTo = CapabilityTypeEnum.</text:span><text:span text:style-name="T11">SYSTEM_PRINT</text:span><text:span text:style-name="T5">, isDefault = </text:span><text:span text:style-name="T4">true</text:span><text:span text:style-name="T5">)</text:span></text:p>
      <text:p text:style-name="P16"><text:span text:style-name="T4">public</text:span><text:span text:style-name="T5"> </text:span><text:span text:style-name="T4">class</text:span><text:span text:style-name="T5"> SystemPrintExceptionThrownHandler </text:span><text:span text:style-name="T4">implements</text:span></text:p>
      <text:p text:style-name="P10"><text:tab/><text:tab/>ExceptionThrownHandler {</text:p>
      <text:p text:style-name="P16"/>
      <text:p text:style-name="P16"><text:span text:style-name="T5"><text:tab/></text:span><text:span text:style-name="T4">public</text:span><text:span text:style-name="T5"> </text:span><text:span text:style-name="T4">void</text:span><text:span text:style-name="T5"> handle(MethodInvocation methodInvokeInfo, Throwable exception) {</text:span></text:p>
      <text:p text:style-name="P16"><text:span text:style-name="T5"><text:tab/><text:tab/>System.</text:span><text:span text:style-name="T11">out</text:span><text:span text:style-name="T5">.println(</text:span><text:span text:style-name="T15">"SystemPrintExceptionThrownHandler:"</text:span></text:p>
      <text:p text:style-name="P16"><text:span text:style-name="T5"><text:tab/><text:tab/><text:tab/><text:tab/>+ methodInvokeInfo + </text:span><text:span text:style-name="T15">", exception is "</text:span><text:span text:style-name="T5"> + exception);</text:span></text:p>
      <text:p text:style-name="P10"><text:tab/>}</text:p>
      <text:p text:style-name="P16"/>
      <text:p text:style-name="P10">}</text:p>
      <text:p text:style-name="P2"/>
      <text:h text:style-name="P25" text:outline-level="3">方法增强</text:h>
      <text:p text:style-name="P2"><text:tab/>接下来就只需要在需要使用方法处进行注解，注意，需要依赖Spring框架。</text:p>
      <text:h text:style-name="P22" text:outline-level="4">定义接口</text:h>
      <text:p text:style-name="P16"><text:span text:style-name="T4">public</text:span><text:span text:style-name="T5"> </text:span><text:span text:style-name="T4">interface</text:span><text:span text:style-name="T5"> Interface {</text:span></text:p>
      <text:p text:style-name="P10"><text:tab/>String echo(String param);</text:p>
      <text:p text:style-name="P10">}</text:p>
      <text:h text:style-name="P23" text:outline-level="4">接口实现</text:h>
      <text:p text:style-name="P4">/**</text:p>
      <text:p text:style-name="P16"><text:span text:style-name="T1"><text:s/>* </text:span><text:span text:style-name="T3">@author</text:span><text:span text:style-name="T1"> weipeng</text:span></text:p>
      <text:p text:style-name="P4"><text:s/>* </text:p>
      <text:p text:style-name="P4"><text:s/>*/</text:p>
      <text:p text:style-name="P4">@EnhancedImplementaion</text:p>
      <text:p text:style-name="P16"><text:span text:style-name="T4">public</text:span><text:span text:style-name="T5"> </text:span><text:span text:style-name="T4">class</text:span><text:span text:style-name="T5"> InterfaceImpl </text:span><text:span text:style-name="T4">implements</text:span><text:span text:style-name="T5"> Interface {</text:span></text:p>
      <text:p text:style-name="P16"/>
      <text:p text:style-name="P16"><text:span text:style-name="T5"><text:tab/></text:span><text:span text:style-name="T17">/*</text:span></text:p>
      <text:p text:style-name="P13"><text:tab/> * (non-Javadoc)</text:p>
      <text:p text:style-name="P13"><text:tab/> * </text:p>
      <text:p text:style-name="P13"><text:tab/> * @see com.murdock.tools.enhancedmit.test.Interface#echo(java.lang.String)</text:p>
      <text:p text:style-name="P13"><text:tab/> */</text:p>
      <text:p text:style-name="P16"><text:span text:style-name="T5"><text:tab/></text:span><text:span text:style-name="T12">@Override</text:span></text:p>
      <text:p text:style-name="P16"><text:span text:style-name="T5"><text:tab/></text:span><text:span text:style-name="T12">@Enhancement</text:span><text:span text:style-name="T5">({ </text:span><text:span text:style-name="T12">@Capability</text:span><text:span text:style-name="T5">(type = CapabilityTypeEnum.</text:span><text:span text:style-name="T11">SYSTEM_PRINT</text:span><text:span text:style-name="T5">) })</text:span></text:p>
      <text:p text:style-name="P16"><text:span text:style-name="T5"><text:tab/></text:span><text:span text:style-name="T4">public</text:span><text:span text:style-name="T5"> String echo(String param) {</text:span></text:p>
      <text:p text:style-name="P16"><text:span text:style-name="T5"><text:tab/><text:tab/></text:span><text:span text:style-name="T4">return</text:span><text:span text:style-name="T5"> param;</text:span></text:p>
      <text:p text:style-name="P10"><text:tab/>}</text:p>
      <text:p text:style-name="P16"/>
      <text:p text:style-name="P10">}</text:p>
      <text:p text:style-name="P11">上述注解说明：针对方法echo进行了增强(Enhancement)，增强的能力(Capability)是系统打印(SYSTEM_PRINT)，将会在该方法调用前、后及异常时进行打印。其中EnhancedImplementation是一个对该Java类是一个被增强的实现。</text:p>
      <text:h text:style-name="P23" text:outline-level="4">测试</text:h>
      <text:p text:style-name="P4">/**</text:p>
      <text:p text:style-name="P16"><text:span text:style-name="T1"><text:s/>* </text:span><text:span text:style-name="T3">@author</text:span><text:span text:style-name="T1"> weipeng</text:span></text:p>
      <text:p text:style-name="P4"><text:s/>* </text:p>
      <text:p text:style-name="P4"><text:s/>*/</text:p>
      <text:p text:style-name="P16"><text:span text:style-name="T12">@ContextConfiguration</text:span><text:span text:style-name="T5">(locations = { </text:span><text:span text:style-name="T15">"classpath:aop.xml"</text:span><text:span text:style-name="T5"> })</text:span></text:p>
      <text:p text:style-name="P16"><text:span text:style-name="T4">public</text:span><text:span text:style-name="T5"> </text:span><text:span text:style-name="T4">class</text:span><text:span text:style-name="T5"> MethodInvocationEnhancementIntercepterTest </text:span><text:span text:style-name="T4">extends</text:span></text:p>
      <text:p text:style-name="P10"><text:tab/><text:tab/>AbstractJUnit4SpringContextTests {</text:p>
      <text:p text:style-name="P16"><text:span text:style-name="T5"><text:tab/></text:span><text:span text:style-name="T12">@Autowired</text:span></text:p>
      <text:p text:style-name="P16"><text:span text:style-name="T5"><text:tab/></text:span><text:span text:style-name="T4">private</text:span><text:span text:style-name="T5"> Clazz </text:span><text:span text:style-name="T10">clazz</text:span><text:span text:style-name="T5">;</text:span></text:p>
      <text:p text:style-name="P16"/>
      <text:p text:style-name="P16"><text:span text:style-name="T5"><text:tab/></text:span><text:span text:style-name="T12">@Autowired</text:span></text:p>
      <text:p text:style-name="P16"><text:span text:style-name="T5"><text:tab/></text:span><text:span text:style-name="T4">private</text:span><text:span text:style-name="T5"> Interface </text:span><text:span text:style-name="T10">interfaces</text:span><text:span text:style-name="T5">;</text:span></text:p>
      <text:p text:style-name="P16"/>
      <text:p text:style-name="P16"><text:span text:style-name="T5"><text:tab/></text:span><text:span text:style-name="T12">@Test</text:span></text:p>
      <text:p text:style-name="P16"><text:soft-page-break/><text:span text:style-name="T5"><text:tab/></text:span><text:span text:style-name="T4">public</text:span><text:span text:style-name="T5"> </text:span><text:span text:style-name="T4">void</text:span><text:span text:style-name="T5"> create() {</text:span></text:p>
      <text:p text:style-name="P16"><text:span text:style-name="T5"><text:tab/><text:tab/></text:span><text:span text:style-name="T17">// System.out.println(clazz);</text:span></text:p>
      <text:p text:style-name="P16"/>
      <text:p text:style-name="P16"><text:span text:style-name="T5"><text:tab/><text:tab/></text:span><text:span text:style-name="T10">clazz</text:span><text:span text:style-name="T5">.returN(</text:span><text:span text:style-name="T15">"xxx"</text:span><text:span text:style-name="T5">);</text:span></text:p>
      <text:p text:style-name="P16"><text:span text:style-name="T5"><text:tab/><text:tab/></text:span><text:span text:style-name="T17">//</text:span></text:p>
      <text:p text:style-name="P16"><text:span text:style-name="T5"><text:tab/><text:tab/></text:span><text:span text:style-name="T17">// long start = System.currentTimeMillis();</text:span></text:p>
      <text:p text:style-name="P16"><text:span text:style-name="T5"><text:tab/><text:tab/></text:span><text:span text:style-name="T17">//</text:span></text:p>
      <text:p text:style-name="P16"><text:span text:style-name="T5"><text:tab/><text:tab/></text:span><text:span text:style-name="T17">// clazz.returN("sfsdfsf");</text:span></text:p>
      <text:p text:style-name="P16"><text:span text:style-name="T5"><text:tab/><text:tab/></text:span><text:span text:style-name="T17">//</text:span></text:p>
      <text:p text:style-name="P16"><text:span text:style-name="T5"><text:tab/><text:tab/></text:span><text:span text:style-name="T17">// System.out.println(System.currentTimeMillis() - start);</text:span></text:p>
      <text:p text:style-name="P10"><text:tab/>}</text:p>
      <text:p text:style-name="P16"/>
      <text:p text:style-name="P16"><text:span text:style-name="T5"><text:tab/></text:span><text:span text:style-name="T12">@Test</text:span></text:p>
      <text:p text:style-name="P16"><text:span text:style-name="T5"><text:tab/></text:span><text:span text:style-name="T4">public</text:span><text:span text:style-name="T5"> </text:span><text:span text:style-name="T4">void</text:span><text:span text:style-name="T5"> interFace() {</text:span></text:p>
      <text:p text:style-name="P16"><text:span text:style-name="T5"><text:tab/><text:tab/></text:span><text:span text:style-name="T10">interfaces</text:span><text:span text:style-name="T5">.echo(</text:span><text:span text:style-name="T15">"ddd"</text:span><text:span text:style-name="T5">);</text:span></text:p>
      <text:p text:style-name="P10"><text:tab/>}</text:p>
      <text:p text:style-name="P16"/>
      <text:p text:style-name="P10">}</text:p>
      <text:p text:style-name="P11"><text:tab/>执行结果：</text:p>
      <text:p text:style-name="P15">十月 15, 2012 7:40:26 下午 org.springframework.beans.factory.xml.XmlBeanDefinitionReader loadBeanDefinitions</text:p>
      <text:p text:style-name="P15">INFO: Loading XML bean definitions from class path resource [aop.xml]</text:p>
      <text:p text:style-name="P15">十月 15, 2012 7:40:27 下午 org.springframework.context.support.AbstractApplicationContext prepareRefresh</text:p>
      <text:p text:style-name="P15">INFO: Refreshing org.springframework.context.support.GenericApplicationContext@3fd3659b: display name [org.springframework.context.support.GenericApplicationContext@3fd3659b]; startup date [Mon Oct 15 19:40:27 CST 2012]; root of context hierarchy</text:p>
      <text:p text:style-name="P15">十月 15, 2012 7:40:27 下午 org.springframework.context.support.AbstractApplicationContext obtainFreshBeanFactory</text:p>
      <text:p text:style-name="P15">INFO: Bean factory for application context [org.springframework.context.support.GenericApplicationContext@3fd3659b]: org.springframework.beans.factory.support.DefaultListableBeanFactory@4235b652</text:p>
      <text:p text:style-name="P15">十月 15, 2012 7:40:27 下午 org.springframework.beans.factory.support.DefaultListableBeanFactory preInstantiateSingletons</text:p>
      <text:p text:style-name="P15">INFO: Pre-instantiating singletons in org.springframework.beans.factory.support.DefaultListableBeanFactory@4235b652: defining beans [org.springframework.aop.framework.autoproxy.BeanNameAutoProxyCreator#0,clazz,interfaces,methodInvocationEnhancementInterceptor,methodInvocationManager,handlerManager,com.murdock.tools.enhancedmit.handler.SystemPrintAfterExecutionHandler#0,com.murdock.tools.enhancedmit.handler.SystemPrintBeforeExecutionHandler#0,com.murdock.tools.enhancedmit.handler.SystemPrintExceptionThrownHandler#0,org.springframework.context.annotation.internalCommonAnnotationProcessor,org.springframework.context.annotation.internalAutowiredAnnotationProcessor,org.springframework.context.annotation.internalRequiredAnnotationProcessor]; root of factory hierarchy</text:p>
      <text:p text:style-name="P10">SystemPrintBeforeExecutionHandler:ReflectiveMethodInvocation: public java.lang.String com.murdock.tools.enhancedmit.test.Clazz.returN(java.lang.String); target is of class [com.murdock.tools.enhancedmit.test.Clazz]param is [Ljava.lang.Object;@18e4d5ba</text:p>
      <text:p text:style-name="P10">SystemPrintAfterExecutionHandler:ReflectiveMethodInvocation: public java.lang.String com.murdock.tools.enhancedmit.test.Clazz.returN(java.lang.String); target is of class [com.murdock.tools.enhancedmit.test.Clazz] result is return... &amp; param is xxx</text:p>
      <text:p text:style-name="P15">十月 15, 2012 7:40:27 下午 org.springframework.context.support.AbstractApplicationContext doClose</text:p>
      <text:p text:style-name="P15">INFO: Closing org.springframework.context.support.GenericApplicationContext@3fd3659b: display name [org.springframework.context.support.GenericApplicationContext@3fd3659b]; startup date [Mon Oct 15 19:40:27 CST 2012]; root of context hierarchy</text:p>
      <text:h text:style-name="Heading_20_3" text:outline-level="3">自定义处理器</text:h>
      <text:p text:style-name="P18"><text:tab/>比如，需要在接口的test方法的处理前，将参数打印2次，并且打印的格式和默认不一样，而且方法调用后不进行增强处理。</text:p>
      <text:h text:style-name="Heading_20_4" text:outline-level="4">定义处理器</text:h>
      <text:p text:style-name="P4">/**</text:p>
      <text:p text:style-name="P16"><text:span text:style-name="T1"><text:s/>* </text:span><text:span text:style-name="T3">@author</text:span><text:span text:style-name="T1"> weipeng</text:span></text:p>
      <text:p text:style-name="P4"><text:s/>* </text:p>
      <text:p text:style-name="P4"><text:s/>*/</text:p>
      <text:p text:style-name="P16"><text:span text:style-name="T12">@HandlerConfig</text:span><text:span text:style-name="T5">(isDefault = </text:span><text:span text:style-name="T4">false</text:span><text:span text:style-name="T5">, belongsTo = CapabilityTypeEnum.</text:span><text:span text:style-name="T11">SYSTEM_PRINT</text:span><text:span text:style-name="T5">, name = </text:span><text:span text:style-name="T15">"SystemPrint2BeforeExecutionHandler"</text:span><text:span text:style-name="T5">)</text:span></text:p>
      <text:p text:style-name="P16"><text:span text:style-name="T4">public</text:span><text:span text:style-name="T5"> </text:span><text:span text:style-name="T4">class</text:span><text:span text:style-name="T5"> SystemPrint2BeforeExecutionHandler </text:span><text:span text:style-name="T4">implements</text:span></text:p>
      <text:p text:style-name="P10"><text:tab/><text:tab/>BeforeExecutionHandler {</text:p>
      <text:p text:style-name="P16"/>
      <text:p text:style-name="P16"><text:span text:style-name="T5"><text:tab/></text:span><text:span text:style-name="T17">/*</text:span></text:p>
      <text:p text:style-name="P13"><text:tab/> * (non-Javadoc)</text:p>
      <text:p text:style-name="P13"><text:tab/> * </text:p>
      <text:p text:style-name="P13"><text:tab/> * @see</text:p>
      <text:p text:style-name="P13"><text:tab/> * com.murdock.tools.enhancedmit.domain.extension.BeforeExecutionHandler</text:p>
      <text:p text:style-name="P13"><text:tab/> * #handle(org.aopalliance.intercept.MethodInvocation)</text:p>
      <text:p text:style-name="P13"><text:tab/> */</text:p>
      <text:p text:style-name="P16"><text:span text:style-name="T5"><text:tab/></text:span><text:span text:style-name="T12">@Override</text:span></text:p>
      <text:p text:style-name="P16"><text:span text:style-name="T5"><text:tab/></text:span><text:span text:style-name="T4">public</text:span><text:span text:style-name="T5"> </text:span><text:span text:style-name="T4">void</text:span><text:span text:style-name="T5"> handle(MethodInvocation methodInvocation) {</text:span></text:p>
      <text:p text:style-name="P16"><text:span text:style-name="T5"><text:tab/><text:tab/></text:span><text:span text:style-name="T4">if</text:span><text:span text:style-name="T5"> (methodInvocation != </text:span><text:span text:style-name="T4">null</text:span><text:span text:style-name="T5"> &amp;&amp; methodInvocation.getArguments() != </text:span><text:span text:style-name="T4">null</text:span></text:p>
      <text:p text:style-name="P16"><text:span text:style-name="T5"><text:tab/><text:tab/><text:tab/><text:tab/>&amp;&amp; methodInvocation.getArguments().</text:span><text:span text:style-name="T10">length</text:span><text:span text:style-name="T5"> &gt; 0) {</text:span></text:p>
      <text:p text:style-name="P16"><text:span text:style-name="T5"><text:tab/><text:tab/><text:tab/>System.</text:span><text:span text:style-name="T11">out</text:span><text:span text:style-name="T5">.println(</text:span><text:span text:style-name="T15">"调用参数："</text:span><text:span text:style-name="T5"> + methodInvocation.getArguments()[0]);</text:span></text:p>
      <text:p text:style-name="P16"><text:span text:style-name="T5"><text:tab/><text:tab/><text:tab/>System.</text:span><text:span text:style-name="T11">out</text:span><text:span text:style-name="T5">.println(</text:span><text:span text:style-name="T15">"调用参数："</text:span><text:span text:style-name="T5"> + methodInvocation.getArguments()[0]);</text:span></text:p>
      <text:p text:style-name="P10"><text:tab/><text:tab/>}</text:p>
      <text:p text:style-name="P10"><text:tab/>}</text:p>
      <text:p text:style-name="P18"><text:span text:style-name="T8">}</text:span><text:tab/></text:p>
      <text:h text:style-name="Heading_20_4" text:outline-level="4"><text:soft-page-break/>使用注解</text:h>
      <text:p text:style-name="P17"><text:span text:style-name="T5"><text:tab/></text:span><text:span text:style-name="T13">@Override</text:span></text:p>
      <text:p text:style-name="P16"><text:span text:style-name="T5"><text:tab/></text:span><text:span text:style-name="T12">@Enhancement</text:span><text:span text:style-name="T5">({ </text:span><text:span text:style-name="T12">@Capability</text:span><text:span text:style-name="T5">(type = CapabilityTypeEnum.</text:span><text:span text:style-name="T11">SYSTEM_PRINT</text:span><text:span text:style-name="T5">, beforeExecutionHandlerName = </text:span><text:span text:style-name="T15">"SystemPrint2BeforeExecutionHandler"</text:span><text:span text:style-name="T5">, </text:span><text:span text:style-name="T7">afterExecutionHandlerName = </text:span><text:span text:style-name="T16">""</text:span><text:span text:style-name="T5">) })</text:span></text:p>
      <text:p text:style-name="P16"><text:span text:style-name="T5"><text:tab/></text:span><text:span text:style-name="T4">public</text:span><text:span text:style-name="T5"> </text:span><text:span text:style-name="T4">int</text:span><text:span text:style-name="T5"> test(</text:span><text:span text:style-name="T4">int</text:span><text:span text:style-name="T5"> i) {</text:span></text:p>
      <text:p text:style-name="P16"><text:span text:style-name="T5"><text:tab/><text:tab/></text:span><text:span text:style-name="T4">return</text:span><text:span text:style-name="T5"> i;</text:span></text:p>
      <text:p text:style-name="P10"><text:tab/>}</text:p>
      <text:p text:style-name="P2"><text:tab/>上述方法中，增强的类型是系统打印，方法调用前处理器是 SystemPrint2BeforeExecutionHandler，方法调用后处理器为空。</text:p>
      <text:h text:style-name="Heading_20_4" text:outline-level="4">测试结果</text:h>
      <text:p text:style-name="P15">十月 15, 2012 8:04:28 下午 org.springframework.beans.factory.xml.XmlBeanDefinitionReader loadBeanDefinitions</text:p>
      <text:p text:style-name="P15">INFO: Loading XML bean definitions from class path resource [aop.xml]</text:p>
      <text:p text:style-name="P15">十月 15, 2012 8:04:28 下午 org.springframework.context.support.AbstractApplicationContext prepareRefresh</text:p>
      <text:p text:style-name="P15">INFO: Refreshing org.springframework.context.support.GenericApplicationContext@2db7556b: display name [org.springframework.context.support.GenericApplicationContext@2db7556b]; startup date [Mon Oct 15 20:04:28 CST 2012]; root of context hierarchy</text:p>
      <text:p text:style-name="P15">十月 15, 2012 8:04:28 下午 org.springframework.context.support.AbstractApplicationContext obtainFreshBeanFactory</text:p>
      <text:p text:style-name="P15">INFO: Bean factory for application context [org.springframework.context.support.GenericApplicationContext@2db7556b]: org.springframework.beans.factory.support.DefaultListableBeanFactory@462d40bf</text:p>
      <text:p text:style-name="P15">十月 15, 2012 8:04:28 下午 org.springframework.beans.factory.support.DefaultListableBeanFactory preInstantiateSingletons</text:p>
      <text:p text:style-name="P15">INFO: Pre-instantiating singletons in org.springframework.beans.factory.support.DefaultListableBeanFactory@462d40bf: defining beans [org.springframework.aop.framework.autoproxy.BeanNameAutoProxyCreator#0,clazz,interfaces,methodInvocationEnhancementInterceptor,methodInvocationManager,handlerManager,com.murdock.tools.enhancedmit.handler.SystemPrintAfterExecutionHandler#0,com.murdock.tools.enhancedmit.handler.SystemPrintBeforeExecutionHandler#0,com.murdock.tools.enhancedmit.handler.SystemPrintExceptionThrownHandler#0,com.murdock.tools.enhancedmit.handler.SystemPrint2BeforeExecutionHandler#0,org.springframework.context.annotation.internalCommonAnnotationProcessor,org.springframework.context.annotation.internalAutowiredAnnotationProcessor,org.springframework.context.annotation.internalRequiredAnnotationProcessor]; root of factory hierarchy</text:p>
      <text:p text:style-name="P10">调用参数：1</text:p>
      <text:p text:style-name="P10">调用参数：1</text:p>
      <text:p text:style-name="P15">十月 15, 2012 8:04:28 下午 org.springframework.context.support.AbstractApplicationContext doClose</text:p>
      <text:p text:style-name="P15">INFO: Closing org.springframework.context.support.GenericApplicationContext@2db7556b: display name [org.springframework.context.support.GenericApplicationContext@2db7556b]; startup date [Mon Oct 15 20:04:28 CST 2012]; root of context hierarchy</text:p>
      <text:h text:style-name="Heading_20_3" text:outline-level="3">自定义增强能力</text:h>
      <text:h text:style-name="Heading_20_4" text:outline-level="4">定义能力类型</text:h>
      <text:p text:style-name="P1"><text:span text:style-name="T4">public</text:span><text:span text:style-name="T5"> </text:span><text:span text:style-name="T4">enum</text:span><text:span text:style-name="T5"> CapabilityTypeEnum {</text:span></text:p>
      <text:p text:style-name="P5"/>
      <text:p text:style-name="P5"><text:span text:style-name="T5"><text:tab/></text:span><text:span text:style-name="T11">SYSTEM_PRINT</text:span><text:span text:style-name="T5">, </text:span><text:span text:style-name="T11">INVOCATION_COST_TIME</text:span><text:span text:style-name="T5">;</text:span></text:p>
      <text:p text:style-name="P5"/>
      <text:p text:style-name="P7">}</text:p>
      <text:p text:style-name="P9"><text:tab/>定义了调用时间统计能力，用于打印方法调用的耗时。</text:p>
      <text:h text:style-name="P24" text:outline-level="4">定义增强能力的处理器</text:h>
      <text:h text:style-name="P26" text:outline-level="5">方法调用前处理器</text:h>
      <text:p text:style-name="P3">/**</text:p>
      <text:p text:style-name="P5"><text:span text:style-name="T1"><text:s/>* </text:span><text:span text:style-name="T3">@author</text:span><text:span text:style-name="T1"> weipeng</text:span></text:p>
      <text:p text:style-name="P3"><text:s/>* </text:p>
      <text:p text:style-name="P3"><text:s/>*/</text:p>
      <text:p text:style-name="P5"><text:span text:style-name="T12">@HandlerConfig</text:span><text:span text:style-name="T5">(name = </text:span><text:span text:style-name="T15">"InvocationCostTimeBeforeExecutionHandler"</text:span><text:span text:style-name="T5">, isDefault = </text:span><text:span text:style-name="T4">true</text:span><text:span text:style-name="T5">, belongsTo = CapabilityTypeEnum.</text:span><text:span text:style-name="T11">INVOCATION_COST_TIME</text:span><text:span text:style-name="T5">)</text:span></text:p>
      <text:p text:style-name="P5"><text:span text:style-name="T4">public</text:span><text:span text:style-name="T5"> </text:span><text:span text:style-name="T4">class</text:span><text:span text:style-name="T5"> InvocationCostTimeBeforeExecutionHandler </text:span><text:span text:style-name="T4">implements</text:span></text:p>
      <text:p text:style-name="P7"><text:tab/><text:tab/>BeforeExecutionHandler {</text:p>
      <text:p text:style-name="P5"/>
      <text:p text:style-name="P5"><text:span text:style-name="T5"><text:tab/></text:span><text:span text:style-name="T17">/*</text:span></text:p>
      <text:p text:style-name="P12"><text:tab/> * (non-Javadoc)</text:p>
      <text:p text:style-name="P12"><text:tab/> * </text:p>
      <text:p text:style-name="P12"><text:tab/> * @see</text:p>
      <text:p text:style-name="P12"><text:tab/> * com.murdock.tools.enhancedmit.domain.extension.BeforeExecutionHandler</text:p>
      <text:p text:style-name="P12"><text:tab/> * #handle(org.aopalliance.intercept.MethodInvocation)</text:p>
      <text:p text:style-name="P12"><text:tab/> */</text:p>
      <text:p text:style-name="P5"><text:span text:style-name="T5"><text:tab/></text:span><text:span text:style-name="T12">@Override</text:span></text:p>
      <text:p text:style-name="P5"><text:span text:style-name="T5"><text:tab/></text:span><text:span text:style-name="T4">public</text:span><text:span text:style-name="T5"> </text:span><text:span text:style-name="T4">void</text:span><text:span text:style-name="T5"> handle(MethodInvocation methodInvocation) {</text:span></text:p>
      <text:p text:style-name="P7"><text:tab/><text:tab/>InvocationCostUtils.<text:span text:style-name="T18">startProfile</text:span>();</text:p>
      <text:p text:style-name="P7"><text:tab/>}</text:p>
      <text:p text:style-name="P5"/>
      <text:p text:style-name="P7">}</text:p>
      <text:h text:style-name="P26" text:outline-level="5"><text:soft-page-break/>方法调用后处理器</text:h>
      <text:p text:style-name="P3">/**</text:p>
      <text:p text:style-name="P5"><text:span text:style-name="T1"><text:s/>* </text:span><text:span text:style-name="T3">@author</text:span><text:span text:style-name="T1"> weipeng</text:span></text:p>
      <text:p text:style-name="P3"><text:s/>* </text:p>
      <text:p text:style-name="P3"><text:s/>*/</text:p>
      <text:p text:style-name="P5"><text:span text:style-name="T12">@HandlerConfig</text:span><text:span text:style-name="T5">(name = </text:span><text:span text:style-name="T15">"InvocationCostTimeAfterExecutionHandler"</text:span><text:span text:style-name="T5">, isDefault = </text:span><text:span text:style-name="T4">true</text:span><text:span text:style-name="T5">, belongsTo = CapabilityTypeEnum.</text:span><text:span text:style-name="T11">INVOCATION_COST_TIME</text:span><text:span text:style-name="T5">)</text:span></text:p>
      <text:p text:style-name="P5"><text:span text:style-name="T4">public</text:span><text:span text:style-name="T5"> </text:span><text:span text:style-name="T4">class</text:span><text:span text:style-name="T5"> InvocationCostTimeAfterExecutionHandler </text:span><text:span text:style-name="T4">implements</text:span></text:p>
      <text:p text:style-name="P7"><text:tab/><text:tab/>AfterExecutionHandler {</text:p>
      <text:p text:style-name="P5"/>
      <text:p text:style-name="P5"><text:span text:style-name="T5"><text:tab/></text:span><text:span text:style-name="T12">@Override</text:span></text:p>
      <text:p text:style-name="P5"><text:span text:style-name="T5"><text:tab/></text:span><text:span text:style-name="T4">public</text:span><text:span text:style-name="T5"> </text:span><text:span text:style-name="T4">void</text:span><text:span text:style-name="T5"> handle(MethodInvocation methodInvocation, Object result) {</text:span></text:p>
      <text:p text:style-name="P5"><text:span text:style-name="T5"><text:tab/><text:tab/></text:span><text:span text:style-name="T4">long</text:span><text:span text:style-name="T5"> nano = InvocationCostUtils.</text:span><text:span text:style-name="T9">endProfile</text:span><text:span text:style-name="T5">();</text:span></text:p>
      <text:p text:style-name="P5"><text:span text:style-name="T5"><text:tab/><text:tab/>System.</text:span><text:span text:style-name="T11">out</text:span><text:span text:style-name="T5">.println(methodInvocation.getMethod().getName() + </text:span><text:span text:style-name="T15">"调用耗时："</text:span></text:p>
      <text:p text:style-name="P5"><text:span text:style-name="T5"><text:tab/><text:tab/><text:tab/><text:tab/>+ nano + </text:span><text:span text:style-name="T15">" ns."</text:span><text:span text:style-name="T5">);</text:span></text:p>
      <text:p text:style-name="P7"><text:tab/>}</text:p>
      <text:p text:style-name="P5"/>
      <text:p text:style-name="P7">}</text:p>
      <text:h text:style-name="P26" text:outline-level="5">方法调用异常处理器</text:h>
      <text:p text:style-name="P3">/**</text:p>
      <text:p text:style-name="P5"><text:span text:style-name="T1"><text:s/>* </text:span><text:span text:style-name="T3">@author</text:span><text:span text:style-name="T1"> weipeng</text:span></text:p>
      <text:p text:style-name="P3"><text:s/>* </text:p>
      <text:p text:style-name="P3"><text:s/>*/</text:p>
      <text:p text:style-name="P5"><text:span text:style-name="T12">@HandlerConfig</text:span><text:span text:style-name="T5">(name = </text:span><text:span text:style-name="T15">"InvocationCostTimeExceptionThrownHandler"</text:span><text:span text:style-name="T5">, isDefault = </text:span><text:span text:style-name="T4">true</text:span><text:span text:style-name="T5">, belongsTo = CapabilityTypeEnum.</text:span><text:span text:style-name="T11">INVOCATION_COST_TIME</text:span><text:span text:style-name="T5">)</text:span></text:p>
      <text:p text:style-name="P5"><text:span text:style-name="T4">public</text:span><text:span text:style-name="T5"> </text:span><text:span text:style-name="T4">class</text:span><text:span text:style-name="T5"> InvocationCostTimeExceptionThrownHandler </text:span><text:span text:style-name="T4">implements</text:span></text:p>
      <text:p text:style-name="P7"><text:tab/><text:tab/>ExceptionThrownHandler {</text:p>
      <text:p text:style-name="P5"/>
      <text:p text:style-name="P5"><text:span text:style-name="T5"><text:tab/></text:span><text:span text:style-name="T17">/*</text:span></text:p>
      <text:p text:style-name="P12"><text:tab/> * (non-Javadoc)</text:p>
      <text:p text:style-name="P12"><text:tab/> * </text:p>
      <text:p text:style-name="P12"><text:tab/> * @see</text:p>
      <text:p text:style-name="P12"><text:tab/> * com.murdock.tools.enhancedmit.domain.extension.ExceptionThrownHandler</text:p>
      <text:p text:style-name="P12"><text:tab/> * #handle(org.aopalliance.intercept.MethodInvocation, java.lang.Throwable)</text:p>
      <text:p text:style-name="P12"><text:tab/> */</text:p>
      <text:p text:style-name="P5"><text:span text:style-name="T5"><text:tab/></text:span><text:span text:style-name="T12">@Override</text:span></text:p>
      <text:p text:style-name="P5"><text:span text:style-name="T5"><text:tab/></text:span><text:span text:style-name="T4">public</text:span><text:span text:style-name="T5"> </text:span><text:span text:style-name="T4">void</text:span><text:span text:style-name="T5"> handle(MethodInvocation methodInvocation, Throwable exception) {</text:span></text:p>
      <text:p text:style-name="P5"><text:span text:style-name="T5"><text:tab/><text:tab/></text:span><text:span text:style-name="T4">long</text:span><text:span text:style-name="T5"> nano = InvocationCostUtils.</text:span><text:span text:style-name="T9">endProfile</text:span><text:span text:style-name="T5">();</text:span></text:p>
      <text:p text:style-name="P5"><text:span text:style-name="T5"><text:tab/><text:tab/>System.</text:span><text:span text:style-name="T11">out</text:span><text:span text:style-name="T5">.println(methodInvocation.getMethod().getName() + </text:span><text:span text:style-name="T15">"调用耗时："</text:span></text:p>
      <text:p text:style-name="P5"><text:span text:style-name="T5"><text:tab/><text:tab/><text:tab/><text:tab/>+ nano + </text:span><text:span text:style-name="T15">" ns.并且抛出了异常。。。"</text:span><text:span text:style-name="T5"> + exception);</text:span></text:p>
      <text:p text:style-name="P7"><text:tab/>}</text:p>
      <text:p text:style-name="P5"/>
      <text:p text:style-name="P7">}</text:p>
      <text:h text:style-name="P26" text:outline-level="5">统计工具</text:h>
      <text:p text:style-name="P5"><text:span text:style-name="T4">public</text:span><text:span text:style-name="T5"> </text:span><text:span text:style-name="T4">class</text:span><text:span text:style-name="T5"> InvocationCostUtils {</text:span></text:p>
      <text:p text:style-name="P5"><text:span text:style-name="T5"><text:tab/></text:span><text:span text:style-name="T4">private</text:span><text:span text:style-name="T5"> </text:span><text:span text:style-name="T4">static</text:span><text:span text:style-name="T5"> </text:span><text:span text:style-name="T4">final</text:span><text:span text:style-name="T5"> ThreadLocal&lt;Long&gt; </text:span><text:span text:style-name="T11">START_TIME</text:span><text:span text:style-name="T5"> = </text:span><text:span text:style-name="T4">new</text:span><text:span text:style-name="T5"> ThreadLocal&lt;Long&gt;() {</text:span></text:p>
      <text:p text:style-name="P5"><text:span text:style-name="T5"><text:tab/><text:tab/></text:span><text:span text:style-name="T12">@Override</text:span></text:p>
      <text:p text:style-name="P5"><text:span text:style-name="T5"><text:tab/><text:tab/></text:span><text:span text:style-name="T4">protected</text:span><text:span text:style-name="T5"> Long initialValue() {</text:span></text:p>
      <text:p text:style-name="P5"><text:span text:style-name="T5"><text:tab/><text:tab/><text:tab/></text:span><text:span text:style-name="T4">return</text:span><text:span text:style-name="T5"> System.</text:span><text:span text:style-name="T9">nanoTime</text:span><text:span text:style-name="T5">();</text:span></text:p>
      <text:p text:style-name="P7"><text:tab/><text:tab/>}</text:p>
      <text:p text:style-name="P7"><text:tab/>};</text:p>
      <text:p text:style-name="P5"/>
      <text:p text:style-name="P5"><text:span text:style-name="T5"><text:tab/></text:span><text:span text:style-name="T4">public</text:span><text:span text:style-name="T5"> </text:span><text:span text:style-name="T4">static</text:span><text:span text:style-name="T5"> </text:span><text:span text:style-name="T4">void</text:span><text:span text:style-name="T5"> startProfile() {</text:span></text:p>
      <text:p text:style-name="P5"><text:span text:style-name="T5"><text:tab/><text:tab/></text:span><text:span text:style-name="T11">START_TIME</text:span><text:span text:style-name="T5">.set(System.</text:span><text:span text:style-name="T9">nanoTime</text:span><text:span text:style-name="T5">());</text:span></text:p>
      <text:p text:style-name="P7"><text:tab/>}</text:p>
      <text:p text:style-name="P5"/>
      <text:p text:style-name="P5"><text:span text:style-name="T5"><text:tab/></text:span><text:span text:style-name="T4">public</text:span><text:span text:style-name="T5"> </text:span><text:span text:style-name="T4">static</text:span><text:span text:style-name="T5"> </text:span><text:span text:style-name="T4">long</text:span><text:span text:style-name="T5"> endProfile() {</text:span></text:p>
      <text:p text:style-name="P5"><text:span text:style-name="T5"><text:tab/><text:tab/></text:span><text:span text:style-name="T4">return</text:span><text:span text:style-name="T5"> System.</text:span><text:span text:style-name="T9">nanoTime</text:span><text:span text:style-name="T5">() - </text:span><text:span text:style-name="T11">START_TIME</text:span><text:span text:style-name="T5">.get();</text:span></text:p>
      <text:p text:style-name="P7"><text:tab/>}</text:p>
      <text:p text:style-name="P7">}</text:p>
      <text:h text:style-name="P26" text:outline-level="5">标注方法</text:h>
      <text:h text:style-name="Heading_20_5" text:outline-level="5"><text:span text:style-name="T14">@Enhancement</text:span><text:span text:style-name="T8">({</text:span></text:h>
      <text:p text:style-name="P5"><text:span text:style-name="T5"><text:tab/><text:tab/><text:tab/></text:span><text:span text:style-name="T12">@Capability</text:span><text:span text:style-name="T5">(type = CapabilityTypeEnum.</text:span><text:span text:style-name="T11">SYSTEM_PRINT</text:span><text:span text:style-name="T5">, exceptionThrownHandlerName = </text:span><text:span text:style-name="T15">""</text:span><text:span text:style-name="T5">),</text:span></text:p>
      <text:p text:style-name="P5"><text:span text:style-name="T5"><text:tab/><text:tab/><text:tab/></text:span><text:span text:style-name="T12">@Capability</text:span><text:span text:style-name="T5">(type = CapabilityTypeEnum.</text:span><text:span text:style-name="T11">INVOCATION_COST_TIME</text:span><text:span text:style-name="T5">) })</text:span></text:p>
      <text:p text:style-name="P5"><text:span text:style-name="T5"><text:tab/></text:span><text:span text:style-name="T4">public</text:span><text:span text:style-name="T5"> </text:span><text:span text:style-name="T4">void</text:span><text:span text:style-name="T5"> exception() {</text:span></text:p>
      <text:p text:style-name="P5"><text:span text:style-name="T5"><text:tab/><text:tab/></text:span><text:span text:style-name="T4">try</text:span><text:span text:style-name="T5"> {</text:span></text:p>
      <text:p text:style-name="P7"><text:tab/><text:tab/><text:tab/>Thread.<text:span text:style-name="T18">sleep</text:span>(1);</text:p>
      <text:p text:style-name="P5"><text:span text:style-name="T5"><text:tab/><text:tab/>} </text:span><text:span text:style-name="T4">catch</text:span><text:span text:style-name="T5"> (InterruptedException e) {</text:span></text:p>
      <text:p text:style-name="P7"><text:tab/><text:tab/><text:tab/>e.printStackTrace();</text:p>
      <text:p text:style-name="P7"><text:tab/><text:tab/>}</text:p>
      <text:p text:style-name="P5"><text:span text:style-name="T5"><text:tab/><text:tab/></text:span><text:span text:style-name="T4">throw</text:span><text:span text:style-name="T5"> </text:span><text:span text:style-name="T4">new</text:span><text:span text:style-name="T5"> RuntimeException(</text:span><text:span text:style-name="T15">"我是异常"</text:span><text:span text:style-name="T5">);</text:span></text:p>
      <text:p text:style-name="P7"><text:tab/>}</text:p>
      <text:p text:style-name="P9"><text:soft-page-break/><text:tab/>说明，该方法有两个增强能力，一个是在方法调用前、后进行打印，其中异常时不打印；另一个就是统计调用耗时。</text:p>
      <text:h text:style-name="P26" text:outline-level="5">测试结果</text:h>
      <text:p text:style-name="P14">十月 15, 2012 8:29:31 下午 org.springframework.beans.factory.xml.XmlBeanDefinitionReader loadBeanDefinitions</text:p>
      <text:p text:style-name="P14">INFO: Loading XML bean definitions from class path resource [aop.xml]</text:p>
      <text:p text:style-name="P14">十月 15, 2012 8:29:31 下午 org.springframework.context.support.AbstractApplicationContext prepareRefresh</text:p>
      <text:p text:style-name="P14">INFO: Refreshing org.springframework.context.support.GenericApplicationContext@621e3728: display name [org.springframework.context.support.GenericApplicationContext@621e3728]; startup date [Mon Oct 15 20:29:31 CST 2012]; root of context hierarchy</text:p>
      <text:p text:style-name="P14">十月 15, 2012 8:29:31 下午 org.springframework.context.support.AbstractApplicationContext obtainFreshBeanFactory</text:p>
      <text:p text:style-name="P14">INFO: Bean factory for application context [org.springframework.context.support.GenericApplicationContext@621e3728]: org.springframework.beans.factory.support.DefaultListableBeanFactory@6a2a55df</text:p>
      <text:p text:style-name="P14">十月 15, 2012 8:29:31 下午 org.springframework.beans.factory.support.DefaultListableBeanFactory preInstantiateSingletons</text:p>
      <text:p text:style-name="P14">INFO: Pre-instantiating singletons in org.springframework.beans.factory.support.DefaultListableBeanFactory@6a2a55df: defining beans [org.springframework.aop.framework.autoproxy.BeanNameAutoProxyCreator#0,clazz,interfaces,methodInvocationEnhancementInterceptor,methodInvocationManager,handlerManager,com.murdock.tools.enhancedmit.handler.SystemPrintAfterExecutionHandler#0,com.murdock.tools.enhancedmit.handler.SystemPrintBeforeExecutionHandler#0,com.murdock.tools.enhancedmit.handler.SystemPrintExceptionThrownHandler#0,com.murdock.tools.enhancedmit.handler.SystemPrint2BeforeExecutionHandler#0,com.murdock.tools.enhancedmit.handler.InvocationCostTimeAfterExecutionHandler#0,com.murdock.tools.enhancedmit.handler.InvocationCostTimeBeforeExecutionHandler#0,com.murdock.tools.enhancedmit.handler.InvocationCostTimeExceptionThrownHandler#0,org.springframework.context.annotation.internalCommonAnnotationProcessor,org.springframework.context.annotation.internalAutowiredAnnotationProcessor,org.springframework.context.annotation.internalRequiredAnnotationProcessor]; root of factory hierarchy</text:p>
      <text:p text:style-name="P8">SystemPrintBeforeExecutionHandler:ReflectiveMethodInvocation: public abstract void com.murdock.tools.enhancedmit.test.Interface.exception(); target is of class [com.murdock.tools.enhancedmit.test.InterfaceImpl]param is [Ljava.lang.Object;@46f87198</text:p>
      <text:p text:style-name="P6"><text:span text:style-name="T5">exception调用耗时：1399980 </text:span><text:span text:style-name="T19">ns.并且抛出了异常。。。java.lang.RuntimeException</text:span><text:span text:style-name="T5">: 我是异常 <text:s/>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Ubuntu" svg:font-family="Ubuntu"/>
    <style:font-face style:name="Ubuntu1" svg:font-family="Ubuntu" style:font-pitch="variable"/>
    <style:font-face style:name="Ubuntu Condensed" svg:font-family="'Ubuntu Condensed'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Ubuntu" fo:font-size="12pt" fo:language="en" fo:country="US" style:letter-kerning="true" style:font-name-asian="Ubuntu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Ubuntu" fo:font-size="14pt" style:font-name-asian="Ubuntu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Ubuntu" style:font-name-asian="Ubuntu"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Ubuntu" fo:font-size="12pt" fo:font-style="italic" style:font-name-asian="Ubuntu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" style:font-name-asian="Ubuntu"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eipeng </meta:initial-creator>
    <meta:creation-date>2012-09-19T14:53:39</meta:creation-date>
    <dc:date>2012-11-20T12:00:12</dc:date>
    <meta:editing-duration>PT7H48M19S</meta:editing-duration>
    <meta:editing-cycles>12</meta:editing-cycles>
    <meta:generator>LibreOffice/3.5$Linux_X86_64 LibreOffice_project/350m1$Build-2</meta:generator>
    <meta:document-statistic meta:table-count="0" meta:image-count="0" meta:object-count="0" meta:page-count="6" meta:paragraph-count="279" meta:word-count="1088" meta:character-count="13853" meta:non-whitespace-character-count="13115"/>
  </office:meta>
</office:document-meta>
</file>